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8,2</text:p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Tounge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Toung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18020,3,18020</text:p>
          </table:table-cell>
          <table:table-cell table:style-name="Table3.A2" office:value-type="string">
            <text:p text:style-name="SK-T-L2">stitching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8022,3,18022</text:p>
          </table:table-cell>
          <table:table-cell table:style-name="Table3.A2" office:value-type="string">
            <text:p text:style-name="SK-T-L2">tearing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8024,3,18024</text:p>
          </table:table-cell>
          <table:table-cell table:style-name="Table3.A2" table:number-rows-spanned="5" office:value-type="string">
            <text:p text:style-name="SK-T-L2">aphthæ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h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8026,3,18026</text:p>
          </table:table-cell>
          <table:table-cell table:style-name="Table3.A2" table:number-rows-spanned="3" office:value-type="string">
            <text:p text:style-name="SK-T-L2">bluish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y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8028,5,18028</text:p>
          </table:table-cell>
          <table:table-cell table:style-name="Table3.A2" table:number-rows-spanned="11" office:value-type="string">
            <text:p text:style-name="SK-T-L2">burnt</text:p>
          </table:table-cell>
          <table:table-cell table:style-name="Table3.A2" table:number-rows-spanned="11" office:value-type="string">
            <text:p text:style-name="SK-T-L3">scalded</text:p>
          </table:table-cell>
          <table:table-cell table:style-name="Table3.A2" table:number-rows-spanned="11" office:value-type="string">
            <text:p text:style-name="SK-T-L4">as if 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t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8030,3,18030</text:p>
          </table:table-cell>
          <table:table-cell table:style-name="Table3.A2" table:number-rows-spanned="7" office:value-type="string">
            <text:p text:style-name="SK-T-L2">clean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032,3,18032</text:p>
          </table:table-cell>
          <table:table-cell table:style-name="Table3.A2" table:number-rows-spanned="7" office:value-type="string">
            <text:p text:style-name="SK-T-L2">coated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8040,4,18040</text:p>
          </table:table-cell>
          <table:table-cell table:style-name="Table3.A2" table:number-rows-spanned="9" office:value-type="string">
            <text:p text:style-name="SK-T-L2">cracks</text:p>
          </table:table-cell>
          <table:table-cell table:style-name="Table3.A2" table:number-rows-spanned="9" office:value-type="string">
            <text:p text:style-name="SK-T-L3">fissures 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8042,3,18042</text:p>
          </table:table-cell>
          <table:table-cell table:style-name="Table3.A2" table:number-rows-spanned="9" office:value-type="string">
            <text:p text:style-name="SK-T-L2">dry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Bell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8046,4,18046</text:p>
          </table:table-cell>
          <table:table-cell table:style-name="Table3.A2" table:number-rows-spanned="5" office:value-type="string">
            <text:p text:style-name="SK-T-L2">foam</text:p>
          </table:table-cell>
          <table:table-cell table:style-name="Table3.A2" table:number-rows-spanned="5" office:value-type="string">
            <text:p text:style-name="SK-T-L3">beads (edge)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048,3,18048</text:p>
          </table:table-cell>
          <table:table-cell table:style-name="Table3.A2" table:number-rows-spanned="7" office:value-type="string">
            <text:p text:style-name="SK-T-L2">glistening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050,3,1<text:soft-page-break/>8050</text:p>
          </table:table-cell>
          <table:table-cell table:style-name="Table3.A2" table:number-rows-spanned="7" office:value-type="string">
            <text:p text:style-name="SK-T-L2">heavy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8052,3,18052</text:p>
          </table:table-cell>
          <table:table-cell table:style-name="Table3.A2" table:number-rows-spanned="11" office:value-type="string">
            <text:p text:style-name="SK-T-L2">indented 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8054,3,18054</text:p>
          </table:table-cell>
          <table:table-cell table:style-name="Table3.A2" table:number-rows-spanned="7" office:value-type="string">
            <text:p text:style-name="SK-T-L2">inflamed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8056,3,18056</text:p>
          </table:table-cell>
          <table:table-cell table:style-name="Table3.A2" table:number-rows-spanned="5" office:value-type="string">
            <text:p text:style-name="SK-T-L2">numb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18058,4,18058</text:p>
          </table:table-cell>
          <table:table-cell table:style-name="Table3.A2" table:number-rows-spanned="5" office:value-type="string">
            <text:p text:style-name="SK-T-L2">papillæ</text:p>
          </table:table-cell>
          <table:table-cell table:style-name="Table3.A2" table:number-rows-spanned="5" office:value-type="string">
            <text:p text:style-name="SK-T-L3">showing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060,3,18060</text:p>
          </table:table-cell>
          <table:table-cell table:style-name="Table3.A2" table:number-rows-spanned="7" office:value-type="string">
            <text:p text:style-name="SK-T-L2">paralysis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18062,6,18062</text:p>
          </table:table-cell>
          <table:table-cell table:style-name="Table3.A2" table:number-rows-spanned="13" office:value-type="string">
            <text:p text:style-name="SK-T-L2">patchy</text:p>
          </table:table-cell>
          <table:table-cell table:style-name="Table3.A2" table:number-rows-spanned="13" office:value-type="string">
            <text:p text:style-name="SK-T-L3">mapped</text:p>
          </table:table-cell>
          <table:table-cell table:style-name="Table3.A2" table:number-rows-spanned="13" office:value-type="string">
            <text:p text:style-name="SK-T-L4">spots</text:p>
          </table:table-cell>
          <table:table-cell table:style-name="Table3.A2" table:number-rows-spanned="13" office:value-type="string">
            <text:p text:style-name="SK-T-L5">etc. </text:p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x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8064,4,18064</text:p>
          </table:table-cell>
          <table:table-cell table:style-name="Table3.A2" table:number-rows-spanned="5" office:value-type="string">
            <text:p text:style-name="SK-T-L2">protruding</text:p>
          </table:table-cell>
          <table:table-cell table:style-name="Table3.A2" table:number-rows-spanned="5" office:value-type="string">
            <text:p text:style-name="SK-T-L3">agg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8066,3,18066</text:p>
          </table:table-cell>
          <table:table-cell table:style-name="Table3.A2" office:value-type="string">
            <text:p text:style-name="SK-T-L2">ranula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8068,3,18068</text:p>
          </table:table-cell>
          <table:table-cell table:style-name="Table3.A2" table:number-rows-spanned="9" office:value-type="string">
            <text:p text:style-name="SK-T-L2">red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18074,3,18074</text:p>
          </table:table-cell>
          <table:table-cell table:style-name="Table3.A2" office:value-type="string">
            <text:p text:style-name="SK-T-L2">rough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076,4,18076</text:p>
          </table:table-cell>
          <table:table-cell table:style-name="Table3.A2" table:number-rows-spanned="7" office:value-type="string">
            <text:p text:style-name="SK-T-L2">sore</text:p>
          </table:table-cell>
          <table:table-cell table:style-name="Table3.A2" table:number-rows-spanned="7" office:value-type="string">
            <text:p text:style-name="SK-T-L3">painful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8082,3,18082</text:p>
          </table:table-cell>
          <table:table-cell table:style-name="Table3.A2" table:number-rows-spanned="3" office:value-type="string">
            <text:p text:style-name="SK-T-L2">stiff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8084,3,18084</text:p>
          </table:table-cell>
          <table:table-cell table:style-name="Table3.A2" table:number-rows-spanned="7" office:value-type="string">
            <text:p text:style-name="SK-T-L2">swelled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8086,3,18086</text:p>
          </table:table-cell>
          <table:table-cell table:style-name="Table3.A2" office:value-type="string">
            <text:p text:style-name="SK-T-L2">thick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088,3,18088</text:p>
          </table:table-cell>
          <table:table-cell table:style-name="Table3.A2" table:number-rows-spanned="7" office:value-type="string">
            <text:p text:style-name="SK-T-L2">tremulous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8090,3,1<text:soft-page-break/>8090</text:p>
          </table:table-cell>
          <table:table-cell table:style-name="Table3.A2" table:number-rows-spanned="5" office:value-type="string">
            <text:p text:style-name="SK-T-L2">vesicles on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1T22:15:09.59</dc:date>
    <meta:generator>OpenOffice.org/3.4$Win32 OpenOffice.org_project/340m1$Build-9590</meta:generator>
    <meta:document-statistic meta:table-count="2" meta:image-count="0" meta:object-count="0" meta:page-count="13" meta:paragraph-count="566" meta:word-count="578" meta:character-count="1952"/>
    <meta:editing-duration>PT1M38S</meta:editing-duration>
    <meta:editing-cycles>1</meta:editing-cycles>
  </office:meta>
</office:document-meta>
</file>